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9-07-2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9-04-1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9-01-22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8-10-30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8-07-1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8-04-10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8-03-0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7-10-26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7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7-06-02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7-02-06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6-10-04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6-07-12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6-04-05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6-01-06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5-10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5-07-1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5-04-1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5-01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4-10-08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4-07-16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4-04-0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4-01-0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3-10-1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3-07-10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3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3-01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2-10-0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2-07-1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2-04-25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2-01-1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1-10-05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1-07-07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1-04-07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1-01-12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0-10-1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0-07-21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0-04-2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10-01-13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9-10-07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9-07-30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9-04-2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9-01-14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8-10-09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8-07-16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8-04-16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8-01-09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7-10-18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7-07-1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7-04-11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7-01-2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6-10-11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6-07-12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6-04-05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6-01-11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5-10-12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5-07-07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5-04-13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5-01-13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4-10-0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4-07-21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4-04-22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4-01-14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3-10-22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3-07-16 0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3-04-15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3-01-15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2-10-1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2-07-16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2-04-1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2-01-16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1-09-19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1-07-18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1-05-08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1-03-06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1-01-1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0-11-1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0-09-11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0-06-26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0-05-09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0-03-07 0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2000-01-12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10-26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09-15 0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08-10 0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07-13 0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06-08 0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05-12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04-05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03-1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02-1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9-01-15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8-12-11 0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7121265901</text:p>
          </table:table-cell>
          <table:table-cell office:value-type="string" calcext:value-type="string">
            <text:p>1991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